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e03f1" officeooo:paragraph-rsid="001e03f1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24f0b3" officeooo:paragraph-rsid="0024f0b3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24f0b3" officeooo:paragraph-rsid="0027b50c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28e4b7" officeooo:paragraph-rsid="0028e4b7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28e4b7" officeooo:paragraph-rsid="0028e4b7"/>
    </style:style>
    <style:style style:name="P6" style:family="paragraph" style:parent-style-name="Standard">
      <style:paragraph-properties fo:text-align="start" style:justify-single-word="false"/>
      <style:text-properties fo:font-size="8pt" fo:language="ru" fo:country="RU" fo:font-style="italic" officeooo:rsid="0028e4b7" officeooo:paragraph-rsid="0028e4b7" style:font-size-asian="8pt" style:font-style-asian="italic" style:font-size-complex="8pt" style:font-style-complex="italic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1fad62" officeooo:paragraph-rsid="0024a790"/>
    </style:style>
    <style:style style:name="P9" style:family="paragraph" style:parent-style-name="Text_20_body">
      <style:paragraph-properties fo:text-align="justify" style:justify-single-word="false"/>
      <style:text-properties officeooo:paragraph-rsid="002486a1"/>
    </style:style>
    <style:style style:name="P10" style:family="paragraph" style:parent-style-name="Text_20_body">
      <style:paragraph-properties fo:text-align="center" style:justify-single-word="false"/>
      <style:text-properties fo:color="#000000" fo:language="ru" fo:country="RU" officeooo:rsid="00272482" officeooo:paragraph-rsid="001fad62" fo:background-color="transparent"/>
    </style:style>
    <style:style style:name="P11" style:family="paragraph" style:parent-style-name="Text_20_body">
      <style:text-properties fo:color="#000000" style:font-name="Liberation Serif" fo:font-size="8pt" fo:language="ru" fo:country="RU" officeooo:rsid="00293a79" officeooo:paragraph-rsid="00293a79" fo:background-color="transparen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24f0b3" officeooo:paragraph-rsid="002d2743"/>
    </style:style>
    <style:style style:name="P13" style:family="paragraph" style:parent-style-name="Standard">
      <style:text-properties fo:language="ru" fo:country="RU" officeooo:paragraph-rsid="002d2743"/>
    </style:style>
    <style:style style:name="P14" style:family="paragraph" style:parent-style-name="Text_20_body">
      <style:text-properties officeooo:paragraph-rsid="002d2743"/>
    </style:style>
    <style:style style:name="P15" style:family="paragraph" style:parent-style-name="Heading_20_3">
      <style:text-properties fo:language="ru" fo:country="RU"/>
    </style:style>
    <style:style style:name="P16" style:family="paragraph" style:parent-style-name="Heading_20_3">
      <style:paragraph-properties fo:text-align="justify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ad62"/>
    </style:style>
    <style:style style:name="T3" style:family="text">
      <style:text-properties fo:language="ru" fo:country="RU" officeooo:rsid="00220c14"/>
    </style:style>
    <style:style style:name="T4" style:family="text">
      <style:text-properties fo:language="ru" fo:country="RU" officeooo:rsid="002486a1"/>
    </style:style>
    <style:style style:name="T5" style:family="text">
      <style:text-properties fo:language="ru" fo:country="RU" officeooo:rsid="0024a790"/>
    </style:style>
    <style:style style:name="T6" style:family="text">
      <style:text-properties fo:language="ru" fo:country="RU" officeooo:rsid="002d2743"/>
    </style:style>
    <style:style style:name="T7" style:family="text">
      <style:text-properties officeooo:rsid="002486a1"/>
    </style:style>
    <style:style style:name="T8" style:family="text">
      <style:text-properties officeooo:rsid="0024a790"/>
    </style:style>
    <style:style style:name="T9" style:family="text">
      <style:text-properties officeooo:rsid="0027b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Отчет по проделанной работе. </text:p>
      <text:p text:style-name="P1"/>
      <text:p text:style-name="P1">Модуль для работы с лог файлами клиента обмена мгновенными сообщениями «Pidgin»</text:p>
      <text:p text:style-name="P1"/>
      <text:p text:style-name="P2">Структура документа. </text:p>
      <text:p text:style-name="P12"><text:span text:style-name="T9">Приложение «pidgin» хранит лог файлы в формате HTML и TXT. </text:span>По умолчанию лог файли хранятся в .нтмл файле. <text:span text:style-name="T9">Настройки программы и подключенных аккаунтов в XML.</text:span></text:p>
      <text:p text:style-name="P3"/>
      <text:p text:style-name="P4"><text:span text:style-name="T9">П</text:span>ример исследуемого лог файла:</text:p>
      <text:p text:style-name="P5"/>
      <text:p text:style-name="P6">&lt;html&gt;&lt;head&gt;&lt;meta http-equiv="content-type" content="text/html; charset=UTF-8"&gt;&lt;title&gt;Conversation with dog.user@mail.ru at Сб. 04 мая 2013 15:49:00 on cat.user@mail.ru (icq)&lt;/title&gt;&lt;/head&gt;&lt;body&gt;&lt;h3&gt;Conversation with dog.user@mail.ru at Сб. 04 мая 2013 15:49:00 on cat.user@mail.ru (icq)&lt;/h3&gt; </text:p>
      <text:p text:style-name="P6">&lt;font color="#16569E"&gt; &lt;font size="2"&gt; (15:49:02) &lt;/font&gt; &lt;b&gt; dog.user:&lt;/b&gt;&lt;/font&gt; Устал сегодня а массаж никто не делает.&lt;br/&gt; </text:p>
      <text:p text:style-name="P6">&lt;font color="#16569E"&gt; &lt;font size="2"&gt; (15:49:32) &lt;/font&gt; &lt;b&gt; dog.user:&lt;/b&gt;&lt;/font&gt; WTF?&lt;br/&gt; </text:p>
      <text:p text:style-name="P6">&lt;font color="#FF0000"&gt; &lt;font size="2"&gt; (15:50:04) &lt;/font&gt; &lt;b&gt; cat.user:&lt;/b&gt;&lt;/font&gt; И не надейся!! Завтра не суббота!&lt;br/&gt; </text:p>
      <text:p text:style-name="P6">&lt;font color="#16569E"&gt; &lt;font size="2"&gt; (15:50:07) &lt;/font&gt; &lt;b&gt; dog.user:&lt;/b&gt;&lt;/font&gt; ах так! &lt;br/&gt; </text:p>
      <text:p text:style-name="P6">&lt;font color="#FF0000"&gt; &lt;font size="2"&gt; (15:50:58) &lt;/font&gt; <text:s/>&lt;b&gt; cat.user:&lt;/b&gt;&lt;/font&gt; Даже не притронусь к твоей спинище!!&lt;br/&gt; </text:p>
      <text:p text:style-name="P1">Ключевые моменты:</text:p>
      <text:h text:style-name="P15" text:outline-level="3">Поиск файлов по маске.</text:h>
      <text:p text:style-name="P8">Поиском файлов занимается класс QDirIterator. После вызова <text:span text:style-name="T8">проиходит поочередный обход по каждому файлу в директории и под директори, проверка </text:span>полученного файла по суффиксу методом FileInfo.suffix(), если это HTML TXT происходит добавление в список.</text:p>
      <text:h text:style-name="P16" text:outline-level="3">Парсинг найденых файлов.</text:h>
      <text:p text:style-name="P9"><text:span text:style-name="T5">Из полученного ранее спаска, н</text:span><text:span text:style-name="T4">айденые файлы поочередно открываются на чтение (построково). Методами класса QstringList происходит резанье строк и добавление в список. </text:span><text:span text:style-name="T5">Для п</text:span><text:span text:style-name="T2">арсинг</text:span><text:span text:style-name="T5">а</text:span><text:span text:style-name="T2"> </text:span><text:span text:style-name="T4">полученного <text:s/>списка </text:span><text:span text:style-name="T5">используется регулярные вырожения <text:s/></text:span><text:span text:style-name="T6">использующие </text:span><text:span text:style-name="T2"><text:s/></text:span><text:span text:style-name="T3">класс QRegExp</text:span><text:span text:style-name="T2">.</text:span></text:p>
      <text:h text:style-name="P15" text:outline-level="3">Сохранение полученного в XML. <text:s/></text:h>
      <text:p text:style-name="P14"><text:span text:style-name="T6">Соранение полученных данных происходит в ранее выбраный формат <text:s/>XML. Для этого используется класс QXmlStreamReader и </text:span>QxmlStreamWriter.</text:p>
      <text:p text:style-name="P13"><text:bookmark text:name="result_box"/>Класс QXmlStreamWriter представляет XML писателя с простым потоковым API.<text:line-break/><text:line-break/>QXmlStreamWriter работает в связке с QXmlStreamReader для записи XML. Как и связанный класс, он работает с QIODevice, определённым с помощью setDevice ().</text:p>
      <text:p text:style-name="P14"/>
      <text:p text:style-name="P7">Класс QXmlStreamReader представляет собой быстрый синтаксически корректный XML анализатор с простым потоковым API.</text:p>
      <text:p text:style-name="Text_20_body"><text:span text:style-name="T1">QXmlStreamReader является быстрым и более удобным для замены в Qt анализатора SAX (смотрите </text:span>QXmlSimpleReader<text:span text:style-name="T1">), а в некоторых случаях он даже более предпочтителен, чем использование DOM дерева (смотрите </text:span>QDomDocument<text:span text:style-name="T1">). QXmlStreamReader считывает данные с </text:span>QIODevice<text:span text:style-name="T1"> (смотрите </text:span>setDevice<text:span text:style-name="T1">()) или с необработанного </text:span>QByteArray<text:span text:style-name="T1"> (смотрите </text:span>addData<text:span text:style-name="T1">()). Вместе с </text:span>QXmlStreamWriter<text:span text:style-name="T1"> Qt обеспечивает связанный класс для записи XML.</text:span></text:p>
      <text:p text:style-name="P10">Как выглядит выходной файл</text:p>
      <text:p text:style-name="P11">&lt;?xml version="1.0" encoding="UTF-8"?&gt;</text:p>
      <text:p text:style-name="P11">&lt;Messages&gt;</text:p>
      <text:p text:style-name="P11"><text:s text:c="4"/>&lt;FoundFile size="2073" suffix="html" name="2013-05-04.154900+0700NOVT.html"&gt;</text:p>
      <text:p text:style-name="P11"><text:soft-page-break/><text:s text:c="8"/>&lt;info&gt;Conversation with dog.user@mail.ru at Сб. 04 мая 2013 15:49:00 on cat.user@mail.ru (icq)&lt;/info&gt;</text:p>
      <text:p text:style-name="P11"><text:s text:c="8"/>&lt;info&gt;Conversation with dog.user@mail.ru at Сб. 04 мая 2013 15:49:00 on cat.user@mail.ru (icq)&lt;/info&gt;</text:p>
      <text:p text:style-name="P11"><text:s text:c="8"/>&lt;text TEXT=" "/&gt;</text:p>
      <text:p text:style-name="P11"><text:s text:c="8"/>&lt;time&gt;(15:49:0&lt;/time&gt;</text:p>
      <text:p text:style-name="P11"><text:s text:c="8"/>&lt;text TEXT=" "/&gt;</text:p>
      <text:p text:style-name="P11"><text:s text:c="8"/>&lt;author AUTHOR=" dog.user:"/&gt;</text:p>
      <text:p text:style-name="P11"><text:s text:c="8"/>&lt;text TEXT=" Устал сегодня а массаж никто не делает."/&gt;</text:p>
      <text:p text:style-name="P11"><text:s text:c="8"/>&lt;text TEXT=" "/&gt;</text:p>
      <text:p text:style-name="P11"><text:s text:c="8"/>&lt;time&gt;(15:49:3&lt;/time&gt;</text:p>
      <text:p text:style-name="P11"><text:s text:c="8"/>&lt;text TEXT=" "/&gt;</text:p>
      <text:p text:style-name="P11"><text:s text:c="8"/>&lt;author AUTHOR=" dog.user:"/&gt;</text:p>
      <text:p text:style-name="P11"><text:s text:c="8"/>&lt;text TEXT=" WTF?"/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01:43:43.146563172</meta:creation-date>
    <dc:date>2013-11-02T14:32:29.789202470</dc:date>
    <meta:editing-duration>PT1H53M47S</meta:editing-duration>
    <meta:editing-cycles>11</meta:editing-cycles>
    <meta:generator>LibreOffice/4.1.2.3$Linux_X86_64 LibreOffice_project/410m0$Build-3</meta:generator>
    <dc:creator>Igor Polyakov</dc:creator>
    <meta:document-statistic meta:table-count="0" meta:image-count="0" meta:object-count="0" meta:page-count="2" meta:paragraph-count="37" meta:word-count="391" meta:character-count="3363" meta:non-whitespace-character-count="2893"/>
  </office:meta>
</office:document-meta>
</file>